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0.29mm"/>
    </style:style>
    <style:style style:name="ro1" style:family="table-row">
      <style:table-row-properties style:row-height="5.82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Segoe UI"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Segoe U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Segoe UI"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table-cell office:value-type="string" calcext:value-type="string">
            <text:p>slices</text:p>
          </table:table-cell>
          <table:table-cell office:value-type="string" calcext:value-type="string">
            <text:p>Description</text:p>
          </table:table-cell>
        </table:table-row>
        <table:table-row table:style-name="ro2">
          <table:table-cell office:value-type="string" calcext:value-type="string">
            <text:p>#1</text:p>
          </table:table-cell>
          <table:table-cell office:value-type="string" calcext:value-type="string">
            <text:p>1 partie de 1 manche <text:s/>avec 2 bots, avec un lancé du dé foncé(4 faces 1or, 1ace 1f.l,1face 2pts de gloire ). Comptabilisation des points de gloire donc dire le gagnant s’il y en a. </text:p>
          </table:table-cell>
        </table:table-row>
        <table:table-row table:style-name="ro2">
          <table:table-cell office:value-type="string" calcext:value-type="string">
            <text:p>#2</text:p>
          </table:table-cell>
          <table:table-cell office:value-type="string" calcext:value-type="string">
            <text:p>1 partie de 1 manche <text:s/>avec 2 bots, avec un lancé des 2 dés foncé et clair (5faces 1or,1face 1f.s). comptabilisation des points de gloire et donc dire le gagnant s’il yen a. </text:p>
          </table:table-cell>
        </table:table-row>
        <table:table-row table:style-name="ro2">
          <table:table-cell office:value-type="string" calcext:value-type="string">
            <text:p>#3</text:p>
          </table:table-cell>
          <table:table-cell office:value-type="string" calcext:value-type="string">
            <text:p>1 partie de 9 manches avec 2 bots, avec un lancé des 2 dés à 6 faces par manches . Comptabilisation des points de gloire. Dire le gagnant.</text:p>
          </table:table-cell>
        </table:table-row>
        <table:table-row table:style-name="ro2">
          <table:table-cell office:value-type="string" calcext:value-type="string">
            <text:p>#4</text:p>
          </table:table-cell>
          <table:table-cell office:value-type="string" calcext:value-type="string">
            <text:p>1 partie de 9 manches avec 2 bots, chacun 1 tour, avec un lancé des 2 dés à 6 faces dont les valeurs sont de 1 or. Joueur1 achète des faces de dés (or,f.s,f.l) et le bot2 achète un tour sur 2 des faces de dés,les forge et les remplace et l’autre tour effectue des exploits(sans activation des effets ). Comptabilisation des points de gloire. Le Joueur2 l’emporte.</text:p>
          </table:table-cell>
        </table:table-row>
        <table:table-row table:style-name="ro2">
          <table:table-cell office:value-type="string" calcext:value-type="string">
            <text:p>#5</text:p>
          </table:table-cell>
          <table:table-cell office:value-type="string" calcext:value-type="string">
            <text:p>1 partie de 9 manches avec 2 bots, chacun 1 tour, avec un lancé des 2 dés à 6 faces dont les valeurs sont de 1 or. Joueur1 achète des faces de dés (or,f.s,f.l) et le bot2 achète un tour sur 2 des faces de dés, les forge et les remplace et l’autre tour effectue des exploits(sans activation des effets ). Si un bot atteint sa limite en ressources, il perd les valeurs des ressources rajoutées. Comptabilisation des points de gloire. Le Joueur2 l’emporte.</text:p>
          </table:table-cell>
        </table:table-row>
        <table:table-row table:style-name="ro2">
          <table:table-cell office:value-type="string" calcext:value-type="string">
            <text:p>#6</text:p>
          </table:table-cell>
          <table:table-cell office:value-type="string" calcext:value-type="string">
            <text:p>1 partie de 9 manches avec 2 bots, chacun 1 tour, avec un lancé des 2 dés. Bot1 achète des faces de dés (or,f.s,f.l) et le bot2 achète un tour sur 2 des faces de dés, les forge et les remplace et l’autre tour effectue des exploits. Si un bot atteint sa limite en ressources, il perd les valeurs des ressources rajoutées. Comptabilisation des points de gloire. Le Joueur2 l’emporte.</text:p>
          </table:table-cell>
        </table:table-row>
        <table:table-row table:style-name="ro2">
          <table:table-cell office:value-type="string" calcext:value-type="string">
            <text:p>#7</text:p>
          </table:table-cell>
          <table:table-cell office:value-type="string" calcext:value-type="string">
            <text:p>1 partie normale de 2 bots avec de la possibilité de faire 1 action supplémentaire pour un coût donné ( étape 4 d’un tour d’un joueur actif ) </text:p>
          </table:table-cell>
        </table:table-row>
        <table:table-row table:style-name="ro2">
          <table:table-cell office:value-type="string" calcext:value-type="string">
            <text:p>#8</text:p>
          </table:table-cell>
          <table:table-cell office:value-type="string" calcext:value-type="string">
            <text:p>1 partie normale de 2 bots d’intelligence différente avec modification de certaines cartes en cartes sans effets </text:p>
          </table:table-cell>
        </table:table-row>
        <table:table-row table:style-name="ro2">
          <table:table-cell office:value-type="string" calcext:value-type="string">
            <text:p>#9</text:p>
          </table:table-cell>
          <table:table-cell office:value-type="string" calcext:value-type="string">
            <text:p>1 partie normale de 2 bots d’intelligence différente avec modification de certaines cartes en cartes avec effets immédiats</text:p>
          </table:table-cell>
        </table:table-row>
        <table:table-row table:style-name="ro2">
          <table:table-cell office:value-type="string" calcext:value-type="string">
            <text:p>#10</text:p>
          </table:table-cell>
          <table:table-cell office:value-type="string" calcext:value-type="string">
            <text:p>1 partie normale de 2 bots d’intelligence différente avec modification de certaines cartes en cartes avec effets permanents</text:p>
          </table:table-cell>
        </table:table-row>
        <table:table-row table:style-name="ro2">
          <table:table-cell office:value-type="string" calcext:value-type="string">
            <text:p>#11</text:p>
          </table:table-cell>
          <table:table-cell office:value-type="string" calcext:value-type="string">
            <text:p>1 partie normale de 2 bots d’intelligence différente avec la possibilité de faire l’etape 2 qui est l’appel de renforts. Et donc d’appliquer l’effet de certaines cartes. </text:p>
          </table:table-cell>
        </table:table-row>
        <table:table-row table:style-name="ro2">
          <table:table-cell office:value-type="string" calcext:value-type="string">
            <text:p>#12</text:p>
          </table:table-cell>
          <table:table-cell office:value-type="string" calcext:value-type="string">
            <text:p>1 partie normale de 2 bots avec implémentation de la « chasse »</text:p>
          </table:table-cell>
        </table:table-row>
        <table:table-row table:style-name="ro2" table:number-rows-repeated="2">
          <table:table-cell table:number-columns-repeated="2"/>
        </table:table-row>
        <table:table-row table:style-name="ro3">
          <table:table-cell/>
          <table:table-cell table:style-name="ce1" office:value-type="string" calcext:value-type="string">
            <text:p><text:span text:style-name="T1">Bot1 achète des faces de dés (or,f.s,f.l) et les forge et les remplace aléatoirement(par rapport aux faces) et le bot2 achète un tour sur 2 des faces de dés,les forge et les remplace aléatoirement et l’autre tour effectue des exploits(sans activation des effets )</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1"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7">00/00/0000</text:date>, <text:time style:data-style-name="N2" text:time-value="13:41:51.6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20:35:24.227000000</meta:creation-date>
    <dc:date>2018-10-17T17:26:49.334000000</dc:date>
    <meta:editing-duration>PT1H36M57S</meta:editing-duration>
    <meta:editing-cycles>4</meta:editing-cycles>
    <meta:generator>LibreOffice/6.0.6.2$Windows_X86_64 LibreOffice_project/0c292870b25a325b5ed35f6b45599d2ea4458e77</meta:generator>
    <meta:document-statistic meta:table-count="1" meta:cell-count="27" meta:object-count="0"/>
  </office:meta>
</office:document-meta>
</file>